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0a060" officeooo:paragraph-rsid="0010a060"/>
    </style:style>
    <style:style style:name="P2" style:family="paragraph" style:parent-style-name="Standard">
      <style:text-properties fo:language="es" fo:country="ES" officeooo:rsid="0015557f" officeooo:paragraph-rsid="0015557f"/>
    </style:style>
    <style:style style:name="P3" style:family="paragraph" style:parent-style-name="Standard">
      <style:text-properties fo:language="es" fo:country="ES" officeooo:rsid="0016e545" officeooo:paragraph-rsid="0010a060"/>
    </style:style>
    <style:style style:name="P4" style:family="paragraph" style:parent-style-name="Standard">
      <style:text-properties fo:language="es" fo:country="ES" officeooo:rsid="0010a060" officeooo:paragraph-rsid="0010a060"/>
    </style:style>
    <style:style style:name="P5" style:family="paragraph" style:parent-style-name="Standard">
      <style:text-properties fo:language="es" fo:country="ES" officeooo:rsid="001bf5a4" officeooo:paragraph-rsid="001bf5a4"/>
    </style:style>
    <style:style style:name="P6" style:family="paragraph" style:parent-style-name="Heading_20_3">
      <style:text-properties fo:language="es" fo:country="ES"/>
    </style:style>
    <style:style style:name="T1" style:family="text">
      <style:text-properties officeooo:rsid="00126b52"/>
    </style:style>
    <style:style style:name="T2" style:family="text">
      <style:text-properties officeooo:rsid="00132db2"/>
    </style:style>
    <style:style style:name="T3" style:family="text">
      <style:text-properties officeooo:rsid="00147d28"/>
    </style:style>
    <style:style style:name="T4" style:family="text">
      <style:text-properties officeooo:rsid="0018bc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ODO: Intro de las “bondades” de Clean Architecture</text:p>
      <text:p text:style-name="P5">TODO: Intro de cada una de las capas</text:p>
      <text:p text:style-name="P5">TODO: Hablar de la regla de “dependencias hacia dentro” y de q las capas internas no conocen las externas</text:p>
      <text:p text:style-name="P5">TODO: Hablar de que la 3ª capa, la parte de gateways, se inyecta y q la capa de UseCases sólo conoce las interfaces de las mismas</text:p>
      <text:p text:style-name="P5">TODO: Proponer unas ideas para la estructura de carpetas</text:p>
      <text:p text:style-name="P1"/>
      <text:p text:style-name="P1"/>
      <text:h text:style-name="P6" text:outline-level="3">Lost tests son más rápidos</text:h>
      <text:p text:style-name="P1">Tanto los <text:span text:style-name="T2">tests </text:span>de Entidades de Dominio como los de Casos de Uso <text:span text:style-name="T3">son más rápidos</text:span>, pues no requieren acceder a la BBDD para ser probados, se puede utilizar un Mock de BBDD en memoria, por ejemplo. Mientras cumpla la interfaz definida por la Entidad de <text:span text:style-name="T1">D</text:span>ominio ya sirve.</text:p>
      <text:p text:style-name="P2">Habrá no obstante tests que comprueben la implementación concreta del repositorio y también alguno de integración.</text:p>
      <text:p text:style-name="P1"/>
      <text:h text:style-name="Heading_20_3" text:outline-level="3">La entrada/salida de un UseCase es un simple DTO <text:span text:style-name="T4">(POJO, estructura...)</text:span></text:h>
      <text:h text:style-name="Heading_20_3" text:outline-level="3">Implementación de las Gateways (repositorio, etc.) inyectada con IoC</text:h>
      <text:p text:style-name="P3">La implementación de las Gateways suele ser inyectada con un Framework IoC, de esta manera los UseCases no conocen la implementación concreta de los mismos si no su interfaz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21:02:47.624358391</meta:creation-date>
    <meta:generator>LibreOffice/5.1.6.2$Linux_X86_64 LibreOffice_project/10m0$Build-2</meta:generator>
    <dc:date>2018-02-14T08:25:33.712469924</dc:date>
    <meta:editing-duration>PT12M36S</meta:editing-duration>
    <meta:editing-cycles>14</meta:editing-cycles>
    <meta:document-statistic meta:table-count="0" meta:image-count="0" meta:object-count="0" meta:page-count="1" meta:paragraph-count="11" meta:word-count="189" meta:character-count="1097" meta:non-whitespace-character-count="919"/>
  </office:meta>
</office:document-meta>
</file>